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E000001E26E9AEAC8724352EE.png" manifest:media-type="image/png"/>
  <manifest:file-entry manifest:full-path="Pictures/1000110B00015EFD0000A2C82AE7009501812128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514in" fo:margin-top="0in" fo:margin-bottom="0.0785in" table:align="margins" style:writing-mode="lr-tb"/>
    </style:style>
    <style:style style:name="Table1.A" style:family="table-column">
      <style:table-column-properties style:column-width="2.284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P2" style:family="paragraph" style:parent-style-name="Text_20_body">
      <style:paragraph-properties style:writing-mode="lr-tb"/>
      <style:text-properties officeooo:rsid="00050ba9" officeooo:paragraph-rsid="0010a407"/>
    </style:style>
    <style:style style:name="P3" style:family="paragraph" style:parent-style-name="Text_20_body">
      <style:paragraph-properties style:writing-mode="lr-tb"/>
      <style:text-properties officeooo:rsid="0022bab9" officeooo:paragraph-rsid="00259013"/>
    </style:style>
    <style:style style:name="P4" style:family="paragraph" style:parent-style-name="Text_20_body">
      <style:paragraph-properties style:writing-mode="lr-tb"/>
      <style:text-properties officeooo:rsid="0024b590" officeooo:paragraph-rsid="00259013"/>
    </style:style>
    <style:style style:name="P5" style:family="paragraph" style:parent-style-name="Text_20_body">
      <style:paragraph-properties style:writing-mode="lr-tb"/>
      <style:text-properties officeooo:rsid="0024b590" officeooo:paragraph-rsid="00296707"/>
    </style:style>
    <style:style style:name="P6" style:family="paragraph" style:parent-style-name="Text_20_body">
      <style:paragraph-properties style:writing-mode="lr-tb"/>
      <style:text-properties officeooo:rsid="00259013" officeooo:paragraph-rsid="00259013"/>
    </style:style>
    <style:style style:name="P7" style:family="paragraph" style:parent-style-name="Standard">
      <style:text-properties officeooo:rsid="00050ba9" officeooo:paragraph-rsid="0010a407"/>
    </style:style>
    <style:style style:name="P8" style:family="paragraph" style:parent-style-name="Table_20_Contents">
      <style:text-properties officeooo:rsid="00245cbc" officeooo:paragraph-rsid="00245cbc"/>
    </style:style>
    <style:style style:name="P9" style:family="paragraph" style:parent-style-name="Text_20_body" style:list-style-name="List_20_1">
      <style:text-properties officeooo:rsid="0007e799" officeooo:paragraph-rsid="002674f2"/>
    </style:style>
    <style:style style:name="P10" style:family="paragraph" style:parent-style-name="Text_20_body" style:list-style-name="List_20_1">
      <style:text-properties officeooo:rsid="0007e799" officeooo:paragraph-rsid="001c5984"/>
    </style:style>
    <style:style style:name="P11" style:family="paragraph" style:parent-style-name="Text_20_body" style:list-style-name="List_20_1">
      <style:text-properties officeooo:rsid="0020879a" officeooo:paragraph-rsid="0020879a"/>
    </style:style>
    <style:style style:name="P12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13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14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5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6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17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18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19" style:family="paragraph" style:parent-style-name="Text_20_body" style:list-style-name="Warning">
      <style:paragraph-properties style:writing-mode="lr-tb"/>
      <style:text-properties officeooo:rsid="001e4f20" officeooo:paragraph-rsid="001c5984"/>
    </style:style>
    <style:style style:name="P20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21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22" style:family="paragraph" style:parent-style-name="Heading_20_1">
      <style:text-properties officeooo:paragraph-rsid="001ba789"/>
    </style:style>
    <style:style style:name="T1" style:family="text">
      <style:text-properties fo:font-style="italic" officeooo:rsid="0021da0f" style:font-style-asian="italic" style:font-style-complex="italic"/>
    </style:style>
    <style:style style:name="T2" style:family="text">
      <style:text-properties fo:font-style="italic" officeooo:rsid="00296707" style:font-style-asian="italic" style:font-style-complex="italic"/>
    </style:style>
    <style:style style:name="T3" style:family="text">
      <style:text-properties fo:font-style="italic" officeooo:rsid="0029e9b3" style:font-style-asian="italic" style:font-style-complex="italic"/>
    </style:style>
    <style:style style:name="T4" style:family="text">
      <style:text-properties officeooo:rsid="0003ad2d"/>
    </style:style>
    <style:style style:name="T5" style:family="text">
      <style:text-properties officeooo:rsid="00050ba9"/>
    </style:style>
    <style:style style:name="T6" style:family="text">
      <style:text-properties officeooo:rsid="00059e9f"/>
    </style:style>
    <style:style style:name="T7" style:family="text">
      <style:text-properties officeooo:rsid="000e449e"/>
    </style:style>
    <style:style style:name="T8" style:family="text">
      <style:text-properties officeooo:rsid="000f8c0a"/>
    </style:style>
    <style:style style:name="T9" style:family="text">
      <style:text-properties officeooo:rsid="001068cb"/>
    </style:style>
    <style:style style:name="T10" style:family="text">
      <style:text-properties officeooo:rsid="0010a407"/>
    </style:style>
    <style:style style:name="T11" style:family="text">
      <style:text-properties officeooo:rsid="0015311c"/>
    </style:style>
    <style:style style:name="T12" style:family="text">
      <style:text-properties officeooo:rsid="001bb893"/>
    </style:style>
    <style:style style:name="T13" style:family="text">
      <style:text-properties officeooo:rsid="001c2b69"/>
    </style:style>
    <style:style style:name="T14" style:family="text">
      <style:text-properties officeooo:rsid="001f368a"/>
    </style:style>
    <style:style style:name="T15" style:family="text">
      <style:text-properties officeooo:rsid="0020879a"/>
    </style:style>
    <style:style style:name="T16" style:family="text">
      <style:text-properties officeooo:rsid="00245cbc"/>
    </style:style>
    <style:style style:name="T17" style:family="text">
      <style:text-properties officeooo:rsid="0024b590"/>
    </style:style>
    <style:style style:name="T18" style:family="text">
      <style:text-properties officeooo:rsid="002674f2"/>
    </style:style>
    <style:style style:name="T19" style:family="text">
      <style:text-properties officeooo:rsid="00296707"/>
    </style:style>
    <style:style style:name="T20" style:family="text">
      <style:text-properties officeooo:rsid="00299afd"/>
    </style:style>
    <style:style style:name="T21" style:family="text">
      <style:text-properties officeooo:rsid="0029e9b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heat<text:span text:style-name="T5">s</text:span>heet</text:h>
      <text:p text:style-name="Subtitle">for Windows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execut<text:span text:style-name="T21">e</text:span>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8">Run a command with an administrator account</text:p>
          </table:table-cell>
          <table:table-cell table:style-name="Table1.A2" office:value-type="string">
            <text:p text:style-name="P8"><text:span text:style-name="T17">with </text:span>command-line <text:span text:style-name="T17">password</text:span> prompt: <text:span text:style-name="Command">sudo </text:span><text:span text:style-name="Replaceable">COMMAND</text:span>;</text:p>
            <text:p text:style-name="P8"><text:span text:style-name="T17">with </text:span>graphical <text:span text:style-name="T17">password </text:span>prompt:</text:p>
            <text:p text:style-name="P8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7">For more information <text:span text:style-name="T12">about the desktop</text:span>, see the <text:span text:style-name="Reference">GNOME User Guide</text:span> <text:span text:style-name="T10">at </text:span><text:a xlink:type="simple" xlink:href="https://www.suse.com/documentation/sles-12/" text:style-name="Internet_20_link" text:visited-style-name="Visited_20_Internet_20_Link">https://www.suse.com/documentation/sles-12/</text:a>.</text:p>
      <text:h text:style-name="Heading_20_2" text:outline-level="2">Managing Users</text:h>
      <text:list xml:id="list2814570789" text:style-name="List_20_1">
        <text:list-item>
          <text:p text:style-name="P12">To manage users, use <text:span text:style-name="T13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18">users</text:span></text:span>)</text:p>
        </text:list-item>
      </text:list>
      <text:p text:style-name="P2">For more information, see <text:span text:style-name="T6">the </text:span><text:span text:style-name="Reference"><text:span text:style-name="T6">Deployment Guide, Part Initial System Configuration, Chapter Managing Users with YaST</text:span></text:span> <text:span text:style-name="T10">at </text:span><text:a xlink:type="simple" xlink:href="https://www.suse.com/documentation/sles-12/" text:style-name="Internet_20_link" text:visited-style-name="Visited_20_Internet_20_Link">https://www.suse.com/documentation/sles-12/</text:a><text:span text:style-name="T10">.</text:span></text:p>
      <text:h text:style-name="Heading_20_2" text:outline-level="2"><text:span text:style-name="T5">Administrator </text:span>Privileges</text:h>
      <text:list xml:id="list90155900660489" text:continue-numbering="true" text:style-name="List_20_1">
        <text:list-item>
          <text:p text:style-name="P13">On Linux, administrator privileges can be assigned by adding a user to the file <text:span text:style-name="File_20_Name">/etc/sudoers</text:span>.</text:p>
        </text:list-item>
        <text:list-item>
          <text:p text:style-name="P14">To manage this file on SUSE Linux Enterprise, use YaST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Sudo</text:span><text:span text:style-name="T4">. (Or use this command: </text:span><text:span text:style-name="Command"><text:span text:style-name="T4">sudo /sbin/yast2 sudo</text:span></text:span><text:span text:style-name="T4">)</text:span></text:p>
        </text:list-item>
      </text:list>
      <text:p text:style-name="P3">For more information, see the <text:span text:style-name="Reference"><text:span text:style-name="T16">Administration Guide, Part Common Tasks, Chapter sudo</text:span></text:span><text:span text:style-name="T16"> at </text:span><text:a xlink:type="simple" xlink:href="https://www.suse.com/documentation/sles-12/" text:style-name="Internet_20_link" text:visited-style-name="Visited_20_Internet_20_Link"><text:span text:style-name="T16">https://www.suse.com/documentation/sles-12/</text:span></text:a><text:span text:style-name="T16">.</text:span></text:p>
      <text:h text:style-name="Heading_20_2" text:outline-level="2">System Services</text:h>
      <text:list xml:id="list90156490659521" text:continue-numbering="true" text:style-name="List_20_1">
        <text:list-item>
          <text:p text:style-name="P9">To manage which services are enabled, which are running and show their status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Services Manager</text:span><text:span text:style-name="T4">. (Or use this command: </text:span><text:span text:style-name="Command"><text:span text:style-name="T4">sudo /sbin/yast2 services-manager</text:span></text:span><text:span text:style-name="T4">)</text:span></text:p>
        </text:list-item>
      </text:list>
      <text:p text:style-name="P4">For more information, see the <text:span text:style-name="Reference">Administration Guide, Part System, Chapter The systemd Daemon</text:span><text:span text:style-name="T5"> at </text:span><text:a xlink:type="simple" xlink:href="https://www.suse.com/documentation/sles-12/" text:style-name="Internet_20_link" text:visited-style-name="Visited_20_Internet_20_Link"><text:span text:style-name="T5">https://www.suse.com/documentation/sles-12/</text:span></text:a><text:span text:style-name="T5">.</text:span></text:p>
      <text:h text:style-name="Heading_20_3" text:outline-level="3">Managing <text:span text:style-name="T4">System Services</text:span></text:h>
      <text:p text:style-name="Text_20_body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Text_20_body">The default system target (<text:span text:style-name="T15">sometimes</text:span> called <text:span text:style-name="T15">the “default </text:span>run level”) deter<text:span text:style-name="T9">mines what mode your system boots into. Select it from the drop-down box under </text:span><text:span text:style-name="UI_20_Element"><text:span text:style-name="T9">Default System Target</text:span></text:span><text:span text:style-name="T9">.</text:span></text:p>
      <text:h text:style-name="Heading_20_2" text:outline-level="2"><text:soft-page-break/>Firewall</text:h>
      <text:list xml:id="list90155187216821" text:continue-numbering="true" text:style-name="List_20_1">
        <text:list-item>
          <text:p text:style-name="P16">To manage <text:span text:style-name="T7">firewall settings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4">Firewall</text:span></text:span><text:span text:style-name="T4">. <text:s/>(Or use this command: </text:span><text:span text:style-name="Command"><text:span text:style-name="T4">sudo /sbin/yast2 firewall</text:span></text:span><text:span text:style-name="T4">)</text:span></text:p>
        </text:list-item>
        <text:list-item>
          <text:p text:style-name="P18"><text:span text:style-name="T10">The firewall on</text:span> SUSE <text:span text:style-name="T8">Linux Enterprise allows </text:span>set<text:span text:style-name="T10">ting</text:span> rules for each interface independently. You can also <text:span text:style-name="T8">enable </text:span>masqu<text:span text:style-name="T8">e</text:span>rade, port forward<text:span text:style-name="T8">ing</text:span> and broadcast<text:span text:style-name="T8">ing</text:span> in <text:span text:style-name="T8">the </text:span>firewall <text:span text:style-name="T8">settings</text:span>.</text:p>
        </text:list-item>
      </text:list>
      <text:p text:style-name="P4">For more information, see the <text:span text:style-name="Reference">Security Guide, Part Network Security, Chapter Masquerading and Firewalls</text:span><text:span text:style-name="T5"> at </text:span><text:a xlink:type="simple" xlink:href="https://www.suse.com/documentation/sles-12/" text:style-name="Internet_20_link" text:visited-style-name="Visited_20_Internet_20_Link"><text:span text:style-name="T5">https://www.suse.com/documentation/sles-12/</text:span></text:a><text:span text:style-name="T5">.</text:span></text:p>
      <text:h text:style-name="Heading_20_2" text:outline-level="2"><text:span text:style-name="T11">Joining a </text:span>Windows Domain <text:span text:style-name="T13">(Active Directory/SMB File Sharing)</text:span></text:h>
      <text:list xml:id="list90156267677794" text:continue-numbering="true" text:style-name="List_20_1">
        <text:list-item>
          <text:p text:style-name="P9">To <text:span text:style-name="T13">join a Windows Domain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4">User Logon Management</text:span></text:span><text:span text:style-name="T4">. (Or use this command: </text:span><text:span text:style-name="Command"><text:span text:style-name="T4">sudo /sbin/yast2 auth-client</text:span></text:span><text:span text:style-name="T4">)</text:span></text:p>
        </text:list-item>
      </text:list>
      <text:p text:style-name="P5">For more information, see the <text:span text:style-name="Reference">Security Guide, Part Authentication, Chapter </text:span><text:span text:style-name="Reference"><text:span text:style-name="T19">Setting Up Authentication Servers and Clients Using YaST</text:span></text:span><text:span text:style-name="T5"> at </text:span><text:a xlink:type="simple" xlink:href="https://www.suse.com/documentation/sles-12/" text:style-name="Internet_20_link" text:visited-style-name="Visited_20_Internet_20_Link"><text:span text:style-name="T5">https://www.suse.com/documentation/sles-12/</text:span></text:a><text:span text:style-name="T5">.</text:span></text:p>
      <text:h text:style-name="Heading_20_2" text:outline-level="2">Managing Partitions and <text:span text:style-name="T4">Storage Devices</text:span></text:h>
      <text:h text:style-name="Heading_20_3" text:outline-level="3"><text:span text:style-name="T17">Changing the </text:span>Partition <text:span text:style-name="T17">Layout</text:span></text:h>
      <text:list xml:id="list90155069435426" text:continue-numbering="true" text:style-name="List_20_1">
        <text:list-item>
          <text:list>
            <text:list-item>
              <text:list>
                <text:list-item>
                  <text:p text:style-name="P17">To <text:span text:style-name="T13">view or change the partition layout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13">Partitioner</text:span></text:span><text:span text:style-name="T4">. (Or use this command: </text:span><text:span text:style-name="Command"><text:span text:style-name="T4">sudo /sbin/yast2 disk</text:span></text:span><text:span text:style-name="T4">)</text:span></text:p>
                </text:list-item>
              </text:list>
            </text:list-item>
          </text:list>
        </text:list-item>
      </text:list>
      <text:list xml:id="list2065350483" text:style-name="Warning">
        <text:list-item>
          <text:p text:style-name="P19">To avoid data loss, unmount partitions before modifying them! To unmount a partition, open a terminal, then do:</text:p>
        </text:list-item>
      </text:list>
      <text:list xml:id="list1435800472" text:style-name="Numbering_20_2">
        <text:list-item>
          <text:p text:style-name="P20"><text:span text:style-name="T15">To be able to pick the right device, check which partitions are mounted using the command: </text:span><text:span text:style-name="Command"><text:span text:style-name="T14">mount</text:span></text:span><text:span text:style-name="T14"><text:line-break/>This will return a list that with entries structured like this: </text:span><text:span text:style-name="Replaceable"><text:span text:style-name="T14">DEVICE</text:span></text:span><text:span text:style-name="Literal"><text:span text:style-name="T14"> on </text:span></text:span><text:span text:style-name="Replaceable"><text:span text:style-name="T14">MOUNT_POINT</text:span></text:span><text:span text:style-name="Literal"><text:span text:style-name="T14"> type </text:span></text:span><text:span text:style-name="Replaceable"><text:span text:style-name="T14">FILE_SYSTEM_TYPE</text:span></text:span><text:span text:style-name="Literal"><text:span text:style-name="T14"> (</text:span></text:span><text:span text:style-name="Replaceable"><text:span text:style-name="T14">FILE_SYSTEM_OPTIONS</text:span></text:span><text:span text:style-name="Literal"><text:span text:style-name="T14">)</text:span></text:span>.</text:p>
        </text:list-item>
        <text:list-item>
          <text:p text:style-name="P21">Use the mount point information from the previous step to unmount the appropriate file system: <text:span text:style-name="Command"><text:span text:style-name="T17">sudo </text:span></text:span><text:span text:style-name="Command">umount </text:span><text:span text:style-name="Replaceable">MOUNT_POINT</text:span></text:p>
        </text:list-item>
      </text:list>
      <text:p text:style-name="P6">For more information, see the <text:span text:style-name="Reference">Storage Guide</text:span><text:span text:style-name="T5"> at </text:span><text:a xlink:type="simple" xlink:href="https://www.suse.com/documentation/sles-12/" text:style-name="Internet_20_link" text:visited-style-name="Visited_20_Internet_20_Link"><text:span text:style-name="T5">https://www.suse.com/documentation/sles-12/</text:span></text:a><text:span text:style-name="T5">.</text:span></text:p>
      <text:h text:style-name="Heading_20_3" text:outline-level="3"><text:span text:style-name="T19">Creating a</text:span> <text:span text:style-name="T19">Windows Share</text:span></text:h>
      <text:list xml:id="list90156388240197" text:continue-list="list90155069435426" text:style-name="List_20_1">
        <text:list-item>
          <text:p text:style-name="P11">To <text:span text:style-name="T20">create Windows share</text:span>, use Samba which implements the SMB protocol.</text:p>
        </text:list-item>
        <text:list-item>
          <text:p text:style-name="P10">To <text:span text:style-name="T15">set up a SMB server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13">Samba Server</text:span></text:span><text:span text:style-name="T4">.</text:span></text:p>
        </text:list-item>
        <text:list-item>
          <text:p text:style-name="P15"><text:span text:style-name="T4">Alternatively: As administrator, press </text:span><text:span text:style-name="Keycap"><text:span text:style-name="T4">Alt</text:span></text:span><text:span text:style-name="T4">–</text:span><text:span text:style-name="Keycap"><text:span text:style-name="T4">F2</text:span></text:span><text:span text:style-name="T4"> and enter </text:span><text:span text:style-name="Command"><text:span text:style-name="T4">/sbin/yast2 samba-server</text:span></text:span></text:p>
        </text:list-item>
      </text:list>
      <text:p text:style-name="P6">For more information, see the <text:span text:style-name="Reference">Administration Guide, Part Services, Chapter Samba</text:span><text:span text:style-name="T5"> at </text:span><text:a xlink:type="simple" xlink:href="https://www.suse.com/documentation/sles-12/" text:style-name="Internet_20_link" text:visited-style-name="Visited_20_Internet_20_Link"><text:span text:style-name="T5">https://www.suse.com/documentation/sles-12/</text:span></text:a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10%" fo:text-indent="0in" style:auto-text-indent="false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left="0in" fo:margin-right="0in" fo:margin-top="0.0984in" fo:margin-bottom="0.0398in" loext:contextual-spacing="false" fo:text-indent="0in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783in" fo:margin-bottom="0.0398in" loext:contextual-spacing="false" fo:text-indent="0in" style:auto-text-indent="false" style:writing-mode="page"/>
      <style:text-properties fo:color="#00c081" fo:font-size="8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256in" style:type="center"/>
          <style:tab-stop style:position="6.8516in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in" draw:fill-image-height="0in"/>
      <style:paragraph-properties fo:margin-top="0in" fo:margin-bottom="0.0398in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writing-mode="page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T2" style:family="text">
      <style:text-properties fo:font-style="italic" officeooo:rsid="00296707" style:font-style-asian="italic" style:font-style-complex="italic"/>
    </style:style>
    <style:style style:name="MT3" style:family="text">
      <style:text-properties fo:font-style="italic" officeooo:rsid="0029e9b3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693in" fo:margin-left="0.7083in" fo:margin-right="0.70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6.0307in" svg:y="-0.1256in" svg:width="0.8465in" svg:height="0.3937in" draw:z-index="1"><draw:image xlink:href="Pictures/1000110B00015EFD0000A2C82AE7009501812128.svg" xlink:type="simple" xlink:show="embed" xlink:actuate="onLoad"/><draw:image xlink:href="Pictures/100002010000040E000001E26E9AEAC8724352EE.png" xlink:type="simple" xlink:show="embed" xlink:actuate="onLoad"/></draw:frame><text:page-number text:select-page="current">2</text:page-number><text:tab/><text:span text:style-name="MT1">SUSE Linux Enterprise </text:span><text:span text:style-name="MT2">Server for SAP Application</text:span><text:span text:style-name="MT1"> 12 SP</text:span><text:span text:style-name="MT3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1H6M17S</meta:editing-duration>
    <meta:editing-cycles>17</meta:editing-cycles>
    <meta:generator>LibreOffice/5.3.4.2$Linux_X86_64 LibreOffice_project/f82d347ccc0be322489bf7da61d7e4ad13fe2ff3</meta:generator>
    <dc:title>Cheatsheet for Windows Administrators</dc:title>
    <dc:date>2017-09-07T09:01:54.314238308</dc:date>
    <meta:document-statistic meta:table-count="1" meta:image-count="1" meta:object-count="0" meta:page-count="2" meta:paragraph-count="52" meta:word-count="580" meta:character-count="4014" meta:non-whitespace-character-count="3499"/>
  </office:meta>
</office:document-meta>
</file>